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7a4a6" officeooo:paragraph-rsid="0017a4a6"/>
    </style:style>
    <style:style style:name="P2" style:family="paragraph" style:parent-style-name="Standard">
      <style:text-properties officeooo:rsid="0017a4a6" officeooo:paragraph-rsid="0017a4a6"/>
    </style:style>
    <style:style style:name="P3" style:family="paragraph" style:parent-style-name="Standard">
      <style:text-properties officeooo:rsid="0017a4a6" officeooo:paragraph-rsid="001a8ebd"/>
    </style:style>
    <style:style style:name="P4" style:family="paragraph" style:parent-style-name="Standard">
      <style:text-properties officeooo:rsid="0017a4a6" officeooo:paragraph-rsid="001c87a9"/>
    </style:style>
    <style:style style:name="P5" style:family="paragraph" style:parent-style-name="Standard">
      <style:text-properties officeooo:rsid="001a8ebd" officeooo:paragraph-rsid="001a8ebd"/>
    </style:style>
    <style:style style:name="P6" style:family="paragraph" style:parent-style-name="Standard">
      <style:text-properties style:text-line-through-style="solid" style:text-line-through-type="single" officeooo:rsid="0017a4a6" officeooo:paragraph-rsid="0017a4a6"/>
    </style:style>
    <style:style style:name="P7" style:family="paragraph" style:parent-style-name="Standard">
      <style:text-properties style:text-line-through-style="none" style:text-line-through-type="none" style:text-underline-style="none" officeooo:rsid="0017a4a6" officeooo:paragraph-rsid="001c87a9"/>
    </style:style>
    <style:style style:name="P8" style:family="paragraph" style:parent-style-name="Standard">
      <style:text-properties officeooo:rsid="001d166c" officeooo:paragraph-rsid="001d166c"/>
    </style:style>
    <style:style style:name="P9" style:family="paragraph" style:parent-style-name="Standard">
      <style:text-properties officeooo:rsid="001d166c" officeooo:paragraph-rsid="001f0fa4"/>
    </style:style>
    <style:style style:name="P10" style:family="paragraph" style:parent-style-name="Standard">
      <style:text-properties officeooo:rsid="001d166c" officeooo:paragraph-rsid="001fc252"/>
    </style:style>
    <style:style style:name="P11" style:family="paragraph" style:parent-style-name="Standard">
      <style:text-properties officeooo:rsid="001f0fa4" officeooo:paragraph-rsid="001f0fa4"/>
    </style:style>
    <style:style style:name="P12" style:family="paragraph" style:parent-style-name="Standard">
      <style:text-properties officeooo:rsid="001fc252" officeooo:paragraph-rsid="001fc252"/>
    </style:style>
    <style:style style:name="P13" style:family="paragraph" style:parent-style-name="Standard">
      <style:text-properties officeooo:rsid="0020446c" officeooo:paragraph-rsid="0020446c"/>
    </style:style>
    <style:style style:name="P14" style:family="paragraph" style:parent-style-name="Standard">
      <style:text-properties officeooo:rsid="0020446c" officeooo:paragraph-rsid="00206e4e"/>
    </style:style>
    <style:style style:name="P15" style:family="paragraph" style:parent-style-name="Standard">
      <style:text-properties officeooo:rsid="00206e4e" officeooo:paragraph-rsid="00206e4e"/>
    </style:style>
    <style:style style:name="P16" style:family="paragraph" style:parent-style-name="Standard">
      <style:text-properties officeooo:rsid="0020da06" officeooo:paragraph-rsid="0020da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a8ebd"/>
    </style:style>
    <style:style style:name="T4" style:family="text">
      <style:text-properties officeooo:rsid="001c87a9"/>
    </style:style>
    <style:style style:name="T5" style:family="text">
      <style:text-properties style:text-line-through-style="none" style:text-line-through-type="none" officeooo:rsid="001c87a9"/>
    </style:style>
    <style:style style:name="T6" style:family="text">
      <style:text-properties officeooo:rsid="001f0fa4"/>
    </style:style>
    <style:style style:name="T7" style:family="text">
      <style:text-properties officeooo:rsid="001fc25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06e4e"/>
    </style:style>
    <style:style style:name="T11" style:family="text">
      <style:text-properties style:text-underline-style="none" officeooo:rsid="0020da06"/>
    </style:style>
    <style:style style:name="T12" style:family="text">
      <style:text-properties officeooo:rsid="00206e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문제: 성적 처리 프로그램</text:p>
      <text:p text:style-name="P8">1. 문제의 개요</text:p>
      <text:p text:style-name="P8">본 프로그램을 간략히 설명하면 다음과 같다</text:p>
      <text:p text:style-name="P8"/>
      <text:p text:style-name="P8">1) main문</text:p>
      <text:p text:style-name="P8">- 학번, 이름, 중간고사 성적, 기말고사 성적이 입력된 파일을 열어 한줄씩 입력받는다.</text:p>
      <text:p text:style-name="P8">- 학번을 키 값으로 이름, 중간고사 성적, 기말고사 성적을 차례로 value 값으로 저장한다.</text:p>
      <text:p text:style-name="P8">- 각 학번을 기준으로 중간고사 성적과 기말고사 성적으 평균 점수를 계산하고 value 값으로 추가한다</text:p>
      <text:p text:style-name="P9">- 각 학번을 기준으로 평균 점수 범주에 해당하는 학점을 계산하고 <text:s/>value 값으로 추가한다</text:p>
      <text:p text:style-name="P8"/>
      <text:p text:style-name="P8">- 입력부 : <text:span text:style-name="T6">student.txt 파일을 열어 </text:span>학번을 <text:span text:style-name="T6">key 로 이름, 중간고사 성적, 기말고사 성적을 value 값으로 저장한다.</text:span></text:p>
      <text:p text:style-name="P8">- 처리부 : 학번 별로 평균 점수를 계산하고 <text:span text:style-name="T6">value 값으로 추가한다. 평균 점수를 기준으로 학점을 계산하고 value 값으로 추가한다.</text:span></text:p>
      <text:p text:style-name="P8">- 출력부 : 학번, 이름, 중간고사 성적, 기말고사 성적, 평균점수, 학점의 정보를 출력한다.</text:p>
      <text:p text:style-name="P8"/>
      <text:p text:style-name="P10">///////// 입력시 <text:span text:style-name="T7">os.path.exists(“”) 에러처리 추가 </text:span></text:p>
      <text:p text:style-name="P8">///////// 딕셔너리 입력 받을때 공백 제거하</text:p>
      <text:p text:style-name="P8">2) 함수</text:p>
      <text:p text:style-name="P8">- </text:p>
      <text:p text:style-name="P8"/>
      <text:p text:style-name="P8">2. 알고리즘</text:p>
      <text:p text:style-name="P11">Pseudo-algorithm for <text:span text:style-name="T12">Grade Calculation</text:span></text:p>
      <text:p text:style-name="P11">1) main문</text:p>
      <text:p text:style-name="P11"/>
      <text:p text:style-name="P11">1. <text:span text:style-name="T7">with open(“students.txt”, “r”) as fr:</text:span></text:p>
      <text:p text:style-name="P12">2. for line in fr:</text:p>
      <text:p text:style-name="P12"><text:tab/>stu_<text:span text:style-name="T8">dic[stu</text:span><text:span text:style-name="T9">_num] = </text:span><text:span text:style-name="T10">( </text:span><text:span text:style-name="T9">l</text:span><text:span text:style-name="T10">ist</text:span><text:span text:style-name="T9">[name, mid, final] </text:span><text:span text:style-name="T10">)</text:span></text:p>
      <text:p text:style-name="P13"><text:span text:style-name="T9">3. </text:span><text:span text:style-name="T10">call </text:span><text:span text:style-name="T11">Grade</text:span><text:span text:style-name="T10"> function</text:span></text:p>
      <text:p text:style-name="P14"><text:span text:style-name="T9">4. </text:span><text:span text:style-name="T10"><text:tab/>average = (mid + final) / 2</text:span></text:p>
      <text:p text:style-name="P15"><text:span text:style-name="T9">5.<text:tab/>stu_dic[stu_num][3] = average</text:span></text:p>
      <text:p text:style-name="P16"><text:span text:style-name="T9">6. </text:span></text:p>
      <text:p text:style-name="P15"><text:span text:style-name="T9">7.<text:tab/>if average <text:s/>&gt; 90:</text:span></text:p>
      <text:p text:style-name="P15"><text:span text:style-name="T9">8.<text:tab/><text:tab/>grade = A</text:span></text:p>
      <text:p text:style-name="P15"><text:span text:style-name="T9">9.<text:tab/>elif average &gt;= 80 and average &lt; 90:</text:span></text:p>
      <text:p text:style-name="P15"><text:span text:style-name="T9">10.<text:tab/><text:tab/>grade = B</text:span></text:p>
      <text:p text:style-name="P15"><text:span text:style-name="T9">11.<text:tab/>elif average &gt;= 70 and average &lt; 80:</text:span></text:p>
      <text:p text:style-name="P15"><text:span text:style-name="T9">12.<text:tab/><text:tab/>grade = C</text:span></text:p>
      <text:p text:style-name="P15"><text:span text:style-name="T9">13.<text:tab/>elif average &gt;= 60 and average &lt; 70:</text:span></text:p>
      <text:p text:style-name="P15"><text:span text:style-name="T9">14.<text:tab/><text:tab/>grade = D</text:span></text:p>
      <text:p text:style-name="P15"><text:soft-page-break/><text:span text:style-name="T9">15.<text:tab/>else:</text:span></text:p>
      <text:p text:style-name="P15"><text:span text:style-name="T9">16.<text:tab/><text:tab/>grade = F</text:span></text:p>
      <text:p text:style-name="P15"><text:span text:style-name="T9">17. <text:tab/>stu_dic[stu_num][4] = grade</text:span></text:p>
      <text:p text:style-name="P16"><text:span text:style-name="T9">18. if user want to print : write ‘show’….</text:span></text:p>
      <text:p text:style-name="P16"><text:span text:style-name="T9">19. if user want to exit : write ‘quit’</text:span></text:p>
      <text:p text:style-name="P16"><text:span text:style-name="T9">20. <text:tab/></text:span></text:p>
      <text:p text:style-name="P12"><text:span text:style-name="T9"><text:tab/></text:span></text:p>
      <text:p text:style-name="P1">&gt;성적관리 처리 순서</text:p>
      <text:p text:style-name="P1">‘r’ 파일 열기 </text:p>
      <text:p text:style-name="P1">- 파일 데이터 읽어오기(읽어서 리스트/ 딕셔너리에 저장)</text:p>
      <text:p text:style-name="P1">-----학생이름 = [학번, 중간점수, 기말점수] 로 받</text:p>
      <text:p text:style-name="P1">-----<text:span text:style-name="T4">stu_list = [] # 학생이름 입력</text:span></text:p>
      <text:p text:style-name="P1">- 읽어온 데이터로 *<text:span text:style-name="T1">성적 처리</text:span></text:p>
      <text:p text:style-name="P4"><text:span text:style-name="T2">‘r’ 파일닫기</text:span></text:p>
      <text:p text:style-name="P4"><text:span text:style-name="T2">- 평균 점수를 기준으로 내림차순 정렬(동일한 평균 점수를 가진 경우 순서 상관 X)</text:span></text:p>
      <text:p text:style-name="P4"><text:span text:style-name="T2"/></text:p>
      <text:p text:style-name="P5">input(‘#’) </text:p>
      <text:p text:style-name="P5">- 지정 명령어 외 입력시 에러 메시지 없이 다시 # 띄우기</text:p>
      <text:p text:style-name="P5"/>
      <text:p text:style-name="P1">&gt; 성적 파일 구성 요소</text:p>
      <text:p text:style-name="P1">학번, 이름, 중간점수, 기말점수</text:p>
      <text:p text:style-name="P1"/>
      <text:p text:style-name="P1">&gt; 성적처리 순서</text:p>
      <text:p text:style-name="P1">0. 업데이트 리스트에 Average, Grade 추가</text:p>
      <text:p text:style-name="P1">1. 중간점수와 기말점수 불러오기</text:p>
      <text:p text:style-name="P1">2. 평균 계산</text:p>
      <text:p text:style-name="P1">- 중간점수 + 기말점수 / 2</text:p>
      <text:p text:style-name="P1">3. 리스트에 평균 점수 추가</text:p>
      <text:p text:style-name="P1">4. 학점계산</text:p>
      <text:p text:style-name="P1">- 구간별 학점 계산</text:p>
      <text:p text:style-name="P1">5. 리스트에 학점 추가</text:p>
      <text:p text:style-name="P1"/>
      <text:p text:style-name="P1">&gt;성적처리 관련 함수(명령어)</text:p>
      <text:p text:style-name="P1">1. show</text:p>
      <text:p text:style-name="P1">- 학생 정보 출력</text:p>
      <text:p text:style-name="P1">2. search</text:p>
      <text:p text:style-name="P1">- 학번 입력</text:p>
      <text:p text:style-name="P1">-있으면- 테이블 형태 출력</text:p>
      <text:p text:style-name="P1">- 없으면-<text:span text:style-name="T3">No Such Person (에러처)</text:span></text:p>
      <text:p text:style-name="P1"><text:soft-page-break/>3. changescore</text:p>
      <text:p text:style-name="P1">- 학번입력</text:p>
      <text:p text:style-name="P1">- 있으면-<text:span text:style-name="T3">mid or fin 선택</text:span></text:p>
      <text:p text:style-name="P1">---------기존 점수 삭제, 새로운 점수 업데이트</text:p>
      <text:p text:style-name="P1">---------평균 계산</text:p>
      <text:p text:style-name="P1">---------<text:span text:style-name="T3">Grade 계산</text:span></text:p>
      <text:p text:style-name="P1"/>
      <text:p text:style-name="P1">4. searchgrade</text:p>
      <text:p text:style-name="P1">-<text:span text:style-name="T3">Grade 입력</text:span></text:p>
      <text:p text:style-name="P1">- 지정외 다른 문자 입력시- 실행 중지. <text:span text:style-name="T3">Break??</text:span></text:p>
      <text:p text:style-name="P1">-있으면-해당 학생정보 출력</text:p>
      <text:p text:style-name="P3">-없으면- <text:span text:style-name="T3">NO RESULTS(에러)</text:span></text:p>
      <text:p text:style-name="P1"/>
      <text:p text:style-name="P1">5. add</text:p>
      <text:p text:style-name="P1">- 학번입력</text:p>
      <text:p text:style-name="P1">-있으면- <text:span text:style-name="T3">ALREADY EXISTS (에러처리)</text:span></text:p>
      <text:p text:style-name="P1">-없으면- 이름, 중간, 기말 입력.</text:p>
      <text:p text:style-name="P1">---------<text:span text:style-name="T3">Student added 출력</text:span></text:p>
      <text:p text:style-name="P3">---------평균 계산</text:p>
      <text:p text:style-name="P3">---------<text:span text:style-name="T3">Grade 계산</text:span></text:p>
      <text:p text:style-name="P1"/>
      <text:p text:style-name="P1">6. remove</text:p>
      <text:p text:style-name="P1">-학번 입력</text:p>
      <text:p text:style-name="P1">-있으면- 삭제</text:p>
      <text:p text:style-name="P4">-없으면-</text:p>
      <text:p text:style-name="P4">-해당 학생이 없으면- <text:span text:style-name="T4">NO SUCH PERSON</text:span></text:p>
      <text:p text:style-name="P4">-리스트가 비었으면-- <text:span text:style-name="T3">List is empty 출력</text:span></text:p>
      <text:p text:style-name="P1"/>
      <text:p text:style-name="P1">7. quit</text:p>
      <text:p text:style-name="P6">저장 <text:span text:style-name="T4">no--</text:span><text:span text:style-name="T5"> 프로그램 종료순</text:span></text:p>
      <text:p text:style-name="P7">-저장 <text:span text:style-name="T4">yes- 파일이름 입력</text:span></text:p>
      <text:p text:style-name="P7"><text:span text:style-name="T4">--------------------공백X- 프로그램 종료</text:span></text:p>
      <text:p text:style-name="P7">--------------------공백<text:span text:style-name="T4">O- 다시 입력받게</text:span></text:p>
      <text:p text:style-name="P7">- 목록은 평균 기준 내림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3:50:35.825875745</meta:creation-date>
    <meta:editing-duration>PT17M19S</meta:editing-duration>
    <meta:editing-cycles>3</meta:editing-cycles>
    <meta:generator>LibreOffice/6.0.7.3$Linux_X86_64 LibreOffice_project/00m0$Build-3</meta:generator>
    <dc:date>2020-08-06T15:53:55.110664481</dc:date>
    <meta:document-statistic meta:table-count="0" meta:image-count="0" meta:object-count="0" meta:page-count="3" meta:paragraph-count="98" meta:word-count="1026" meta:character-count="2112" meta:non-whitespace-character-count="1717"/>
  </office:meta>
</office:document-meta>
</file>